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670bb" officeooo:paragraph-rsid="000670bb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officeooo:rsid="000670bb" officeooo:paragraph-rsid="000670bb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0670bb" officeooo:paragraph-rsid="000683d6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9397f" officeooo:paragraph-rsid="0009397f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9397f" officeooo:paragraph-rsid="000a42ab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b2d3f" officeooo:paragraph-rsid="000b2d3f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bc9b7" officeooo:paragraph-rsid="000bc9b7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dbc02" officeooo:paragraph-rsid="000dbc02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0c51e" officeooo:paragraph-rsid="0010c51e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46360" officeooo:paragraph-rsid="00146360" style:font-size-asian="10.5pt" style:font-weight-asian="normal" style:font-size-complex="12pt" style:font-weight-complex="normal"/>
    </style:style>
    <style:style style:name="T1" style:family="text">
      <style:text-properties officeooo:rsid="000683d6"/>
    </style:style>
    <style:style style:name="T2" style:family="text">
      <style:text-properties officeooo:rsid="000bc9b7"/>
    </style:style>
    <style:style style:name="T3" style:family="text">
      <style:text-properties officeooo:rsid="00126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hrnkontrolle</text:p>
      <text:p text:style-name="P5">Rotationen.</text:p>
      <text:p text:style-name="P2">Umrechnen von (affinen) Koordinatensystemen.</text:p>
      <text:p text:style-name="P2">Homogene Koordinaten.</text:p>
      <text:p text:style-name="P2">Zentralprojektion.</text:p>
      <text:p text:style-name="P4"/>
      <text:p text:style-name="P2"/>
      <text:p text:style-name="P8">Definition eines einfachen, planaren Polygons, Orientierung.</text:p>
      <text:p text:style-name="P8">Definition eines Netze.</text:p>
      <text:p text:style-name="P8">Algorithmus zur Fest<text:span text:style-name="T3">st</text:span>ellung der Orientierbarkeit eines Netzes.</text:p>
      <text:p text:style-name="P10">Bezierkurven. </text:p>
      <text:p text:style-name="P10">Algorithmus von De Casteljau</text:p>
      <text:p text:style-name="P2"/>
      <text:p text:style-name="P3"><text:span text:style-name="T1">Computergrafik-Pipeline.</text:span></text:p>
      <text:p text:style-name="P3"><text:span text:style-name="T1">Opengl-Funktionsweise. Clippingcoordinaten, Rastern, Z-Buffer.</text:span></text:p>
      <text:p text:style-name="P3"><text:span text:style-name="T1">GLSL</text:span> <text:span text:style-name="T1">Shaderlanguage.</text:span></text:p>
      <text:p text:style-name="P7">Lokale Beleuchtungsmodelle. Lambert, Phong, Phong und Gouraud Shading.</text:p>
      <text:p text:style-name="P6">Standard-Algorithmen. <text:span text:style-name="T2">Clipping, Culling, Mittelung der Normalen, Shadowmap, Bumpmapping, Displacementmapping.</text:span></text:p>
      <text:p text:style-name="P6"/>
      <text:p text:style-name="P9">Rendergleichung. Herleitung. Reflectance-Gleichung, BRDF, Strahldichte.</text:p>
      <text:p text:style-name="P9">Prinzipielles vorgehen beim Raytracing.</text:p>
      <text:p text:style-name="P9"/>
      <text:p text:style-name="P6"><text:tab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11:13:48.892564823</meta:creation-date>
    <dc:date>2017-12-17T11:25:58.382607469</dc:date>
    <meta:editing-duration>PT10M18S</meta:editing-duration>
    <meta:editing-cycles>13</meta:editing-cycles>
    <meta:generator>LibreOffice/4.2.5.2$MacOSX_X86_64 LibreOffice_project/61cb170a04bb1f12e77c884eab9192be736ec5f5</meta:generator>
    <meta:document-statistic meta:table-count="0" meta:image-count="0" meta:object-count="0" meta:page-count="1" meta:paragraph-count="18" meta:word-count="63" meta:character-count="692" meta:non-whitespace-character-count="644"/>
  </office:meta>
</office:document-meta>
</file>